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407c0" officeooo:paragraph-rsid="001407c0"/>
    </style:style>
    <style:style style:name="P2" style:family="paragraph" style:parent-style-name="Standard">
      <style:text-properties fo:font-weight="bold" officeooo:rsid="001e209d" officeooo:paragraph-rsid="001407c0" style:font-weight-asian="bold" style:font-weight-complex="bold"/>
    </style:style>
    <style:style style:name="P3" style:family="paragraph" style:parent-style-name="Standard">
      <style:text-properties fo:font-weight="bold" officeooo:rsid="00207e04" officeooo:paragraph-rsid="00207e04" style:font-weight-asian="bold" style:font-weight-complex="bold"/>
    </style:style>
    <style:style style:name="P4" style:family="paragraph" style:parent-style-name="Standard">
      <style:text-properties fo:font-weight="bold" officeooo:rsid="0020d229" officeooo:paragraph-rsid="0020d229" style:font-weight-asian="bold" style:font-weight-complex="bold"/>
    </style:style>
    <style:style style:name="P5" style:family="paragraph" style:parent-style-name="Standard">
      <style:text-properties fo:font-weight="normal" officeooo:rsid="00207e04" officeooo:paragraph-rsid="00207e04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1fd2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<text:span text:style-name="T4">4</text:span>L<text:span text:style-name="T4">6</text:span> German</text:p>
      <text:p text:style-name="P2"/>
      <text:p text:style-name="P2"/>
      <text:p text:style-name="P3">Sein (to be)</text:p>
      <text:p text:style-name="P3"/>
      <text:p text:style-name="P5"><text:tab/>I am<text:tab/><text:tab/><text:tab/><text:tab/><text:tab/>ich bin</text:p>
      <text:p text:style-name="P5"><text:tab/>we are<text:tab/><text:tab/><text:tab/><text:tab/>|<text:tab/>wir sind</text:p>
      <text:p text:style-name="P5"><text:tab/>you <text:span text:style-name="T2">(familiar, singular) </text:span><text:span text:style-name="T3">are<text:tab/><text:tab/>du bist</text:span></text:p>
      <text:p text:style-name="P5"><text:span text:style-name="T2"><text:tab/></text:span><text:span text:style-name="T3">you </text:span><text:span text:style-name="T2">(familiar, plural) </text:span><text:span text:style-name="T3">are<text:tab/>|<text:tab/>ihr seid</text:span></text:p>
      <text:p text:style-name="P3"><text:tab/><text:span text:style-name="T1">he is<text:tab/><text:tab/><text:tab/><text:tab/><text:tab/>er ist</text:span></text:p>
      <text:p text:style-name="P3"><text:span text:style-name="T1"><text:tab/>they are<text:tab/><text:tab/><text:tab/>|<text:tab/>sie sind</text:span></text:p>
      <text:p text:style-name="P3"><text:span text:style-name="T1"><text:tab/>she is<text:tab/><text:tab/><text:tab/><text:tab/><text:tab/>sie ist</text:span></text:p>
      <text:p text:style-name="P3"><text:span text:style-name="T1"><text:tab/>you (informal) are<text:tab/><text:tab/>|<text:tab/>you (formal) are</text:span></text:p>
      <text:p text:style-name="P3"><text:span text:style-name="T1"><text:tab/>it is<text:tab/><text:tab/><text:tab/><text:tab/><text:tab/>es ist</text:span></text:p>
      <text:p text:style-name="P3"><text:span text:style-name="T1"/></text:p>
      <text:p text:style-name="P3">..</text:p>
      <text:p text:style-name="P3"/>
      <text:p text:style-name="P4">Location Vocabulary</text:p>
      <text:p text:style-name="P4"/>
      <text:p text:style-name="P4"><text:tab/><text:span text:style-name="T1">the post office<text:tab/><text:tab/><text:tab/><text:tab/>das Postamt</text:span></text:p>
      <text:p text:style-name="P4"><text:span text:style-name="T1"><text:tab/>the library<text:tab/><text:tab/><text:tab/>|<text:tab/>die Bibliothek</text:span></text:p>
      <text:p text:style-name="P4"><text:span text:style-name="T1"><text:tab/>the town hall<text:tab/><text:tab/><text:tab/><text:tab/>das Rathaus</text:span></text:p>
      <text:p text:style-name="P4"><text:span text:style-name="T1"><text:tab/>the supermarket<text:tab/><text:tab/>|<text:tab/>der Supermarkt</text:span></text:p>
      <text:p text:style-name="P4"><text:span text:style-name="T1"><text:tab/>the train station<text:tab/><text:tab/><text:tab/>der Bahnhof</text:span></text:p>
      <text:p text:style-name="P4"><text:span text:style-name="T1"><text:tab/>the movie theatre<text:tab/><text:tab/>|<text:tab/>das Kino</text:span></text:p>
      <text:p text:style-name="P4"><text:span text:style-name="T1"><text:tab/>the grade level / class<text:tab/><text:tab/><text:tab/>die Klasse</text:span></text:p>
      <text:p text:style-name="P4"><text:span text:style-name="T1"><text:tab/>the pharmacy<text:tab/><text:tab/><text:tab/>|<text:tab/>die Apotheke</text:span></text:p>
      <text:p text:style-name="P4"><text:span text:style-name="T1"><text:tab/>the flower shop<text:tab/><text:tab/><text:tab/>der Blumenladen</text:span></text:p>
      <text:p text:style-name="P4"><text:span text:style-name="T1"><text:tab/>the church<text:tab/><text:tab/><text:tab/>|<text:tab/>die Kirche</text:span></text:p>
      <text:p text:style-name="P4"/>
      <text:p text:style-name="P4">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1-15T13:16:14.596088169</dc:date>
    <meta:editing-duration>PT53M8S</meta:editing-duration>
    <meta:editing-cycles>11</meta:editing-cycles>
    <meta:generator>LibreOffice/4.4.7.2$Linux_X86_64 LibreOffice_project/40$Build-2</meta:generator>
    <meta:document-statistic meta:table-count="0" meta:image-count="0" meta:object-count="0" meta:page-count="1" meta:paragraph-count="24" meta:word-count="108" meta:character-count="588" meta:non-whitespace-character-count="442"/>
  </office:meta>
</office:document-meta>
</file>